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list-style-name="">
      <style:paragraph-properties fo:margin-left="0in" fo:margin-right="0in" fo:text-align="start" style:justify-single-word="false" fo:text-indent="0in" style:auto-text-indent="false" style:text-autospace="none"/>
      <style:text-properties fo:color="#8b6914" style:font-name="Monospace" fo:font-size="10pt" style:font-name-asian="Monospace" style:font-size-asian="10pt" style:font-name-complex="Monospace" style:font-size-complex="10pt"/>
    </style:style>
    <style:style style:name="P4" style:family="paragraph" style:parent-style-name="Standard" style:list-style-name="">
      <style:paragraph-properties fo:margin-left="0in" fo:margin-right="0in" fo:text-align="start" style:justify-single-word="false" fo:text-indent="0in" style:auto-text-indent="false" style:text-autospace="none"/>
    </style:style>
    <style:style style:name="T1" style:family="text">
      <style:text-properties fo:color="#8b6914" style:font-name="Monospace" fo:font-size="10pt" style:font-name-asian="Monospace" style:font-size-asian="10pt" style:font-name-complex="Monospace" style:font-size-complex="10pt"/>
    </style:style>
    <style:style style:name="T2" style:family="text">
      <style:text-properties style:font-name-asian="Monospace" style:font-name-complex="Monosp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WTS Development Notes</text:h>
      <text:p text:style-name="Standard"/>
      <text:p text:style-name="Standard"/>
      <text:p text:style-name="Standard"/>
      <text:h text:style-name="Heading_20_1" text:outline-level="1">Command line interface to mwts</text:h>
      <text:p text:style-name="Text_20_body">Need to create this so that I can run automated sets of experiments</text:p>
      <text:h text:style-name="Heading_20_1" text:outline-level="1">Code cleanup</text:h>
      <text:p text:style-name="Text_20_body">Code is a bit of mess right now. Proper docstrings are needed throughout (remember to leave a blank line after the summary first line in a multi-line docstring.</text:p>
      <text:p text:style-name="Text_20_body">Make sure all indenting is 4 spaces and no tabs.</text:p>
      <text:p text:style-name="Text_20_body">Wrap lines so as not to exceed 79 chars.</text:p>
      <text:h text:style-name="Heading_20_1" text:outline-level="1">Modeling</text:h>
      <text:p text:style-name="Standard">Number of weekend days worked variables – currently I'm using a loose upper bound for the variable index, not sure how this affects solution time.</text:p>
      <text:h text:style-name="Heading_20_1" text:outline-level="1">Shared parameters</text:h>
      <text:p text:style-name="Standard"/>
      <text:p text:style-name="Standard">Idea was to have parameters used by both phase1 and phase2 models defined in base_params.py and then have the two models import it. However, getting weird behavior where it seems that the phase2 model is attempting to use phase1 constructs when it tries to create the phase2 instance. I reproduced the problem with the prod.mod model (see \prod folder). So, instead of trying to figure this out right now, let's just copy the base_params.py file into both the phase1 and phase2 files.</text:p>
      <text:p text:style-name="Standard"/>
      <text:p text:style-name="Standard">[5/11/2012] Now that the Pyomo book has arrived, I can try to figure out if there's a right way to do this. Ideally I'd like to share a base parameters file so that I only need to make changes in one place.</text:p>
      <text:p text:style-name="Standard"/>
      <text:h text:style-name="Heading_20_1" text:outline-level="1">Phase 1 and Phase 2 integration</text:h>
      <text:p text:style-name="Text_20_body">After struggling for a while with this, emailed Gabe Hackebeil (author of the Pyomo infectious disease paper referenced in Pyomo paper). He kindly sent a sample script that shows how to do this. Relies on things like putting phase 2 model in concrete mode before changing values of parameters or activating/deactivating constraints. See example_script.py.</text:p>
      <text:p text:style-name="Text_20_body">Still was struggling to get this working and just decided to barf out the phase1 variables as parameters to a new .dat file. It works.</text:p>
      <text:p text:style-name="Text_20_body"/>
      <text:p text:style-name="Standard">[5/11/2012] Now that the Pyomo book has arrived, the scripting chapter should have some more tips on doing this. Currently </text:p>
      <text:h text:style-name="Heading_20_1" text:outline-level="1"><text:soft-page-break/>Phase 2 port to Pyomo</text:h>
      <text:p text:style-name="Text_20_body">All of the variables and constraints from the GMPL model have been ported to Pyomo mwts_phase2.py except for the final constraints:</text:p>
      <text:p text:style-name="P1"/>
      <text:p text:style-name="P3">#subject to tot_conserve_shifts</text:p>
      <text:p text:style-name="P3"># <text:s text:c="2"/>:</text:p>
      <text:p text:style-name="P3"># <text:s/>sum {s in 1..n_tours,i in PERIODS,j in DAYS,w in WEEKS,k in LENGTHS, t in TTYPES, p in PERIODS, d in DAYS :</text:p>
      <text:p text:style-name="P3"># <text:s text:c="6"/>t=TT_x[s] and p=WIN_x[s] and k in tt_length_x[t] and (i,j,k,t) in ok_shifts and </text:p>
      <text:p text:style-name="P3"># <text:s text:c="6"/>(i,j) in okWindowWepochs[p,d,k,t]} tourshift[s,i,j,w,k,t,p,d] =</text:p>
      <text:p text:style-name="P3"># <text:s text:c="2"/>sum{m in PERIODS,n in DAYS,z in WEEKS, o in LENGTHS, t in TTYPES : </text:p>
      <text:p text:style-name="P4"><text:span text:style-name="T1"># <text:s text:c="2"/>(m,n,o,t) in ok_shifts and Shift[m,n,z,o,t]&gt;0} Shift[m,n,z,o,t];</text:span></text:p>
      <text:p text:style-name="P4"><text:span text:style-name="T1"/></text:p>
      <text:p text:style-name="P2"><text:span text:style-name="T2">I'm not sure that tot_conserve_shifts is needed given the daily shift/tour conservation constraints and the various weekly non-cumulative and cumulative shift/tour conservation constraints.</text:span></text:p>
      <text:p text:style-name="Standard"/>
      <text:h text:style-name="Heading_20_1" text:outline-level="1">Passing solver options</text:h>
      <text:p text:style-name="Standard">Using presolve with CBC</text:p>
      <text:p text:style-name="Standard">Specifying solution file output</text:p>
      <text:p text:style-name="Standard"/>
      <text:h text:style-name="Heading_20_1" text:outline-level="1">Problem and solution status</text:h>
      <text:p text:style-name="Standard">How to get problem size stats?</text:p>
      <text:p text:style-name="Standard"/>
      <text:p text:style-name="Standard">Need to clean up flow of solution phase status checking and status reporting and conditionally bailing out of the solution process.</text:p>
      <text:p text:style-name="Standard"/>
      <text:h text:style-name="Heading_20_1" text:outline-level="1">Solution postprocessing</text:h>
      <text:p text:style-name="Standard">Need to create some tour diagnostic procedures in Python to be able to check the validity of the tour schedule and produce summary stats.</text:p>
      <text:p text:style-name="Standard"/>
      <text:p text:style-name="Standard">Need a rudimentary Eureka to be working as well for solution summarization and post processing.</text:p>
      <text:p text:style-name="Standard"/>
      <text:h text:style-name="Heading_20_1" text:outline-level="1">Packaging and Deployment</text:h>
      <text:p text:style-name="Standard">Even to do computational testing and experiments, we need to figure out how to “deploy” the main modeling app along with the post processing modules.</text:p>
      <text:h text:style-name="Heading_20_1" text:outline-level="1">Computational Experiments</text:h>
      <text:h text:style-name="Heading_20_2" text:outline-level="2">Model correctness testing</text:h>
      <text:p text:style-name="Text_20_body">Need to create and solve a bunch of test problems to make the model is mathematically correct. Start <text:soft-page-break/>with start window width of 0 and then move on to &gt; 0.</text:p>
      <text:h text:style-name="Heading_20_3" text:outline-level="3">g_start_window_width = 0 Experimen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2-04-13T08:23:52</meta:creation-date>
    <dc:date>2012-05-10T10:38:47</dc:date>
    <dc:creator>mark </dc:creator>
    <meta:editing-duration>PT7H13M35S</meta:editing-duration>
    <meta:editing-cycles>12</meta:editing-cycles>
    <meta:generator>LibreOffice/3.4$Unix LibreOffice_project/340m1$Build-402</meta:generator>
    <meta:document-statistic meta:table-count="0" meta:image-count="0" meta:object-count="0" meta:page-count="3" meta:paragraph-count="41" meta:word-count="596" meta:character-count="3600" meta:non-whitespace-character-count="3023"/>
  </office:meta>
</office:document-meta>
</file>